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2128" calcext:value-type="float">
            <text:p>40.7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20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19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1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47984" calcext:value-type="float">
            <text:p>36.44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1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1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42016" calcext:value-type="float">
            <text:p>35.94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1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11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47784" calcext:value-type="float">
            <text:p>34.84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8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27416" calcext:value-type="float">
            <text:p>33.42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7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28" calcext:value-type="float">
            <text:p>33.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6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9184" calcext:value-type="float">
            <text:p>32.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7984" calcext:value-type="float">
            <text:p>32.63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94784" calcext:value-type="float">
            <text:p>29.8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1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8416" calcext:value-type="float">
            <text:p>29.9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200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56512" calcext:value-type="float">
            <text:p>26.95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8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8416" calcext:value-type="float">
            <text:p>26.18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7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44376" calcext:value-type="float">
            <text:p>24.34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58632" calcext:value-type="float">
            <text:p>21.0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05576" calcext:value-type="float">
            <text:p>18.70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976" calcext:value-type="float">
            <text:p>18.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91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20232" calcext:value-type="float">
            <text:p>18.62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9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04992" calcext:value-type="float">
            <text:p>18.60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8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4164" calcext:value-type="float">
            <text:p>20.74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7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29592" calcext:value-type="float">
            <text:p>24.92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6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3472" calcext:value-type="float">
            <text:p>25.49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3088" calcext:value-type="float">
            <text:p>26.99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14752" calcext:value-type="float">
            <text:p>28.1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99968" calcext:value-type="float">
            <text:p>28.69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6202</text:p>
          </table:table-cell>
          <table:table-cell office:value-type="string" calcext:value-type="string">
            <text:p>198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04056" calcext:value-type="float">
            <text:p>29.4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